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</table:table-row>
        <table:table-row table:style-name="ro1">
          <table:table-cell office:value-type="string" calcext:value-type="string">
            <text:p>Beaver</text:p>
          </table:table-cell>
          <table:table-cell office:value-type="string" calcext:value-type="string">
            <text:p>Camryn</text:p>
          </table:table-cell>
          <table:table-cell office:value-type="string" calcext:value-type="string">
            <text:p>cbeaver@poets.whittier.edu</text:p>
          </table:table-cell>
          <table:table-cell office:value-type="float" office:value="20655617" calcext:value-type="float">
            <text:p>20655617</text:p>
          </table:table-cell>
          <table:table-cell office:value-type="float" office:value="91.3" calcext:value-type="float">
            <text:p>91.3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brown5@poets.whittier.edu</text:p>
          </table:table-cell>
          <table:table-cell office:value-type="float" office:value="20665882" calcext:value-type="float">
            <text:p>20665882</text:p>
          </table:table-cell>
          <table:table-cell office:value-type="float" office:value="81.83" calcext:value-type="float">
            <text:p>81.83</text:p>
          </table:table-cell>
          <table:table-cell/>
        </table:table-row>
        <table:table-row table:style-name="ro1">
          <table:table-cell office:value-type="string" calcext:value-type="string">
            <text:p>Burquez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rburquez@poets.whittier.edu</text:p>
          </table:table-cell>
          <table:table-cell office:value-type="float" office:value="20669827" calcext:value-type="float">
            <text:p>20669827</text:p>
          </table:table-cell>
          <table:table-cell office:value-type="float" office:value="79.57" calcext:value-type="float">
            <text:p>79.57</text:p>
          </table:table-cell>
          <table:table-cell/>
        </table:table-row>
        <table:table-row table:style-name="ro1">
          <table:table-cell office:value-type="string" calcext:value-type="string">
            <text:p>Chae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chae@poets.whittier.edu</text:p>
          </table:table-cell>
          <table:table-cell office:value-type="float" office:value="20656174" calcext:value-type="float">
            <text:p>20656174</text:p>
          </table:table-cell>
          <table:table-cell office:value-type="float" office:value="70.71" calcext:value-type="float">
            <text:p>70.71</text:p>
          </table:table-cell>
          <table:table-cell/>
        </table:table-row>
        <table:table-row table:style-name="ro1">
          <table:table-cell office:value-type="string" calcext:value-type="string">
            <text:p>Cicero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cicero@poets.whittier.edu</text:p>
          </table:table-cell>
          <table:table-cell office:value-type="float" office:value="20659683" calcext:value-type="float">
            <text:p>20659683</text:p>
          </table:table-cell>
          <table:table-cell office:value-type="float" office:value="55.91" calcext:value-type="float">
            <text:p>55.91</text:p>
          </table:table-cell>
          <table:table-cell/>
        </table:table-row>
        <table:table-row table:style-name="ro1">
          <table:table-cell office:value-type="string" calcext:value-type="string">
            <text:p>Cox-Gonzalez</text:p>
          </table:table-cell>
          <table:table-cell office:value-type="string" calcext:value-type="string">
            <text:p>Adriana</text:p>
          </table:table-cell>
          <table:table-cell office:value-type="string" calcext:value-type="string">
            <text:p>acoxgonz@poets.whittier.edu</text:p>
          </table:table-cell>
          <table:table-cell office:value-type="float" office:value="20653878" calcext:value-type="float">
            <text:p>2065387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Cullen</text:p>
          </table:table-cell>
          <table:table-cell office:value-type="string" calcext:value-type="string">
            <text:p>Arabella</text:p>
          </table:table-cell>
          <table:table-cell office:value-type="string" calcext:value-type="string">
            <text:p>acullen@poets.whittier.edu</text:p>
          </table:table-cell>
          <table:table-cell office:value-type="float" office:value="20658741" calcext:value-type="float">
            <text:p>20658741</text:p>
          </table:table-cell>
          <table:table-cell office:value-type="float" office:value="93.21" calcext:value-type="float">
            <text:p>93.21</text:p>
          </table:table-cell>
          <table:table-cell/>
        </table:table-row>
        <table:table-row table:style-name="ro1">
          <table:table-cell office:value-type="string" calcext:value-type="string">
            <text:p>Dandu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nathanderejemoney@gmail.com</text:p>
          </table:table-cell>
          <table:table-cell office:value-type="float" office:value="20674593" calcext:value-type="float">
            <text:p>20674593</text:p>
          </table:table-cell>
          <table:table-cell office:value-type="float" office:value="71.87" calcext:value-type="float">
            <text:p>71.87</text:p>
          </table:table-cell>
          <table:table-cell/>
        </table:table-row>
        <table:table-row table:style-name="ro1">
          <table:table-cell office:value-type="string" calcext:value-type="string">
            <text:p>Degardin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ndegardi@poets.whittier.edu</text:p>
          </table:table-cell>
          <table:table-cell office:value-type="float" office:value="20659986" calcext:value-type="float">
            <text:p>20659986</text:p>
          </table:table-cell>
          <table:table-cell office:value-type="float" office:value="85.57" calcext:value-type="float">
            <text:p>85.57</text:p>
          </table:table-cell>
          <table:table-cell/>
        </table:table-row>
        <table:table-row table:style-name="ro1">
          <table:table-cell office:value-type="string" calcext:value-type="string">
            <text:p>Degardin</text:p>
          </table:table-cell>
          <table:table-cell office:value-type="string" calcext:value-type="string">
            <text:p>Nils</text:p>
          </table:table-cell>
          <table:table-cell office:value-type="string" calcext:value-type="string">
            <text:p>nilsdega@gmail.com</text:p>
          </table:table-cell>
          <table:table-cell office:value-type="float" office:value="20659986" calcext:value-type="float">
            <text:p>206599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Emily</text:p>
          </table:table-cell>
          <table:table-cell office:value-type="string" calcext:value-type="string">
            <text:p>eflores5@poets.whittier.edu</text:p>
          </table:table-cell>
          <table:table-cell office:value-type="float" office:value="20653408" calcext:value-type="float">
            <text:p>20653408</text:p>
          </table:table-cell>
          <table:table-cell office:value-type="float" office:value="88.75" calcext:value-type="float">
            <text:p>88.75</text:p>
          </table:table-cell>
          <table:table-cell/>
        </table:table-row>
        <table:table-row table:style-name="ro1">
          <table:table-cell office:value-type="string" calcext:value-type="string">
            <text:p>Hendrickson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thendric@poets.whittier.edu</text:p>
          </table:table-cell>
          <table:table-cell office:value-type="float" office:value="20664375" calcext:value-type="float">
            <text:p>20664375</text:p>
          </table:table-cell>
          <table:table-cell office:value-type="float" office:value="83.65" calcext:value-type="float">
            <text:p>83.65</text:p>
          </table:table-cell>
          <table:table-cell/>
        </table:table-row>
        <table:table-row table:style-name="ro1">
          <table:table-cell office:value-type="string" calcext:value-type="string">
            <text:p>Hess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bhess@poets.whittier.edu</text:p>
          </table:table-cell>
          <table:table-cell office:value-type="float" office:value="20666769" calcext:value-type="float">
            <text:p>20666769</text:p>
          </table:table-cell>
          <table:table-cell office:value-type="float" office:value="98.63" calcext:value-type="float">
            <text:p>98.63</text:p>
          </table:table-cell>
          <table:table-cell/>
        </table:table-row>
        <table:table-row table:style-name="ro1">
          <table:table-cell office:value-type="string" calcext:value-type="string">
            <text:p>Hoffmann</text:p>
          </table:table-cell>
          <table:table-cell office:value-type="string" calcext:value-type="string">
            <text:p>Jens </text:p>
          </table:table-cell>
          <table:table-cell office:value-type="string" calcext:value-type="string">
            <text:p>jhoffma3@poets.whittier.edu</text:p>
          </table:table-cell>
          <table:table-cell office:value-type="float" office:value="206596967" calcext:value-type="float">
            <text:p>206596967</text:p>
          </table:table-cell>
          <table:table-cell office:value-type="float" office:value="87.9" calcext:value-type="float">
            <text:p>87.9</text:p>
          </table:table-cell>
          <table:table-cell/>
        </table:table-row>
        <table:table-row table:style-name="ro1">
          <table:table-cell office:value-type="string" calcext:value-type="string">
            <text:p>Jasso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ajasso@poets.whittier.edu</text:p>
          </table:table-cell>
          <table:table-cell office:value-type="float" office:value="20660991" calcext:value-type="float">
            <text:p>20660991</text:p>
          </table:table-cell>
          <table:table-cell office:value-type="float" office:value="94.16" calcext:value-type="float">
            <text:p>94.16</text:p>
          </table:table-cell>
          <table:table-cell/>
        </table:table-row>
        <table:table-row table:style-name="ro1">
          <table:table-cell office:value-type="string" calcext:value-type="string">
            <text:p>Kastl-Givens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rkastlgi@poets.whittier.edu</text:p>
          </table:table-cell>
          <table:table-cell office:value-type="float" office:value="20665224" calcext:value-type="float">
            <text:p>20665224</text:p>
          </table:table-cell>
          <table:table-cell office:value-type="float" office:value="84.7" calcext:value-type="float">
            <text:p>84.7</text:p>
          </table:table-cell>
          <table:table-cell/>
        </table:table-row>
        <table:table-row table:style-name="ro1">
          <table:table-cell office:value-type="string" calcext:value-type="string">
            <text:p>Lora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tevenlora2020@gmail.com</text:p>
          </table:table-cell>
          <table:table-cell office:value-type="float" office:value="20667060" calcext:value-type="float">
            <text:p>20667060</text:p>
          </table:table-cell>
          <table:table-cell office:value-type="float" office:value="78.84" calcext:value-type="float">
            <text:p>78.84</text:p>
          </table:table-cell>
          <table:table-cell/>
        </table:table-row>
        <table:table-row table:style-name="ro1">
          <table:table-cell office:value-type="string" calcext:value-type="string">
            <text:p>O'Driscoll</text:p>
          </table:table-cell>
          <table:table-cell office:value-type="string" calcext:value-type="string">
            <text:p>Collin</text:p>
          </table:table-cell>
          <table:table-cell office:value-type="string" calcext:value-type="string">
            <text:p>codrisco@poets.whittier.edu</text:p>
          </table:table-cell>
          <table:table-cell office:value-type="float" office:value="20674889" calcext:value-type="float">
            <text:p>20674889</text:p>
          </table:table-cell>
          <table:table-cell office:value-type="float" office:value="77.95" calcext:value-type="float">
            <text:p>77.95</text:p>
          </table:table-cell>
          <table:table-cell/>
        </table:table-row>
        <table:table-row table:style-name="ro1">
          <table:table-cell office:value-type="string" calcext:value-type="string">
            <text:p>Owens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mowens@poets.whittier.edu</text:p>
          </table:table-cell>
          <table:table-cell office:value-type="float" office:value="20660988" calcext:value-type="float">
            <text:p>20660988</text:p>
          </table:table-cell>
          <table:table-cell office:value-type="float" office:value="78.03" calcext:value-type="float">
            <text:p>78.03</text:p>
          </table:table-cell>
          <table:table-cell/>
        </table:table-row>
        <table:table-row table:style-name="ro1">
          <table:table-cell office:value-type="string" calcext:value-type="string">
            <text:p>Pintado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ypintado@poets.whittier.edu</text:p>
          </table:table-cell>
          <table:table-cell office:value-type="float" office:value="20660168" calcext:value-type="float">
            <text:p>20660168</text:p>
          </table:table-cell>
          <table:table-cell office:value-type="float" office:value="97.78" calcext:value-type="float">
            <text:p>97.78</text:p>
          </table:table-cell>
          <table:table-cell/>
        </table:table-row>
        <table:table-row table:style-name="ro1">
          <table:table-cell office:value-type="string" calcext:value-type="string">
            <text:p>Plaskett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jplasket@poets.whittier.edu</text:p>
          </table:table-cell>
          <table:table-cell office:value-type="float" office:value="20659093" calcext:value-type="float">
            <text:p>20659093</text:p>
          </table:table-cell>
          <table:table-cell office:value-type="float" office:value="93.7" calcext:value-type="float">
            <text:p>93.7</text:p>
          </table:table-cell>
          <table:table-cell/>
        </table:table-row>
        <table:table-row table:style-name="ro1">
          <table:table-cell office:value-type="string" calcext:value-type="string">
            <text:p>Saavedra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asaaved1@poets.whittier.edu</text:p>
          </table:table-cell>
          <table:table-cell office:value-type="float" office:value="20655387" calcext:value-type="float">
            <text:p>20655387</text:p>
          </table:table-cell>
          <table:table-cell office:value-type="float" office:value="70.55" calcext:value-type="float">
            <text:p>70.55</text:p>
          </table:table-cell>
          <table:table-cell/>
        </table:table-row>
        <table:table-row table:style-name="ro1">
          <table:table-cell office:value-type="string" calcext:value-type="string">
            <text:p>Villagomez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xvillago@poets.whittier.edu</text:p>
          </table:table-cell>
          <table:table-cell office:value-type="float" office:value="20643577" calcext:value-type="float">
            <text:p>20643577</text:p>
          </table:table-cell>
          <table:table-cell office:value-type="float" office:value="76.09" calcext:value-type="float">
            <text:p>76.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64P0" style:volatile="true">
      <number:number number:decimal-places="2" number:min-decimal-places="1" number:min-integer-digits="1" number:decimal-replacement=""/>
    </number:number-style>
    <number:number-style style:name="N164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64">
      <number:number number:decimal-places="0" number:min-decimal-places="0" number:min-integer-digits="1"/>
      <style:map style:condition="value()&gt;0" style:apply-style-name="N164P0"/>
      <style:map style:condition="value()&lt;0" style:apply-style-name="N164P1"/>
    </number:number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4">
      <number:hours/>
      <number:text>:</number:text>
      <number:minutes number:style="long"/>
      <number:text>:</number:text>
      <number:seconds number:style="long"/>
    </number:time-style>
    <number:time-style style:name="N133">
      <number:hours/>
      <number:text>:</number:text>
      <number:minutes number:style="long"/>
    </number:time-style>
    <number:date-style style:name="N16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0">
      <number:year number:style="long"/>
      <number:text>/</number:text>
      <number:month number:style="long"/>
      <number:text>/</number:text>
      <number:day number:style="long"/>
    </number:date-style>
    <number:time-style style:name="N131">
      <number:hours/>
      <number:text>:</number:text>
      <number:minutes number:style="long"/>
      <number:text> </number:text>
      <number:am-pm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month number:textual="true"/>
      <number:text>-</number:text>
      <number:year/>
    </number:date-style>
    <number:time-style style:name="N158">
      <number:minutes number:style="long"/>
      <number:text>:</number:text>
      <number:seconds number:style="long" number:decimal-places="1"/>
    </number:time-style>
    <number:date-style style:name="N129">
      <number:day/>
      <number:text>-</number:text>
      <number:month number:textual="true"/>
    </number:dat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-</number:text>
      <number:month number:textual="true"/>
      <number:text>-</number:text>
      <number:year/>
    </number:date-style>
    <number:time-style style:name="N156">
      <number:minutes number:style="long"/>
      <number:text>:</number:text>
      <number:seconds number:style="long"/>
    </number:time-style>
    <number:date-style style:name="N127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family="'Helvetica Neue'" style:font-family-generic="roman" fo:font-size="11pt" fo:font-style="normal" fo:text-shadow="none" style:text-underline-style="none" fo:font-weight="normal" style:font-size-asian="11pt" style:font-style-asian="normal" style:font-weight-asian="normal" style:font-name-complex="Helvetica Neue" style:font-family-complex="'Helvetica Neue'" style:font-family-generic-complex="roman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ordan Hanson</meta:initial-creator>
    <meta:creation-date>2022-10-23T16:57:14</meta:creation-date>
    <dc:date>2024-09-02T14:37:58.012000052</dc:date>
    <meta:editing-duration>PT10H12M42S</meta:editing-duration>
    <meta:editing-cycles>67</meta:editing-cycles>
    <meta:document-statistic meta:table-count="1" meta:cell-count="121" meta:object-count="0"/>
  </office:meta>
</office:document-meta>
</file>